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9a71" officeooo:paragraph-rsid="001a9a71"/>
    </style:style>
    <style:style style:name="P2" style:family="paragraph" style:parent-style-name="Standard">
      <style:text-properties fo:language="en" fo:country="US" officeooo:rsid="001b1233" officeooo:paragraph-rsid="001b1233"/>
    </style:style>
    <style:style style:name="P3" style:family="paragraph" style:parent-style-name="Standard">
      <style:text-properties fo:language="en" fo:country="US" officeooo:rsid="001d7e2f" officeooo:paragraph-rsid="001d7e2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OpenData</text:p>
      <text:p text:style-name="P1"/>
      <text:p text:style-name="P1">## Subject : Data Structures of Information and Analysis. </text:p>
      <text:p text:style-name="P2"/>
      <text:p text:style-name="P3">### Authors</text:p>
      <text:p text:style-name="P3"/>
      <text:p text:style-name="P3"><text:tab/>Francisco Nuñez Sierra | GitHub: </text:p>
      <text:p text:style-name="P3"><text:tab/>Jose Juan Peña Gomez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3:06:43.646580247</meta:creation-date>
    <dc:date>2020-07-21T16:42:27.718095451</dc:date>
    <meta:editing-duration>PT18M14S</meta:editing-duration>
    <meta:editing-cycles>8</meta:editing-cycles>
    <meta:generator>LibreOffice/6.4.4.2$Linux_X86_64 LibreOffice_project/40$Build-2</meta:generator>
    <meta:document-statistic meta:table-count="0" meta:image-count="0" meta:object-count="0" meta:page-count="1" meta:paragraph-count="5" meta:word-count="22" meta:character-count="134" meta:non-whitespace-character-count="113"/>
  </office:meta>
</office:document-meta>
</file>